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D5B4530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draw:stroke-dash="Long_20_Dot_20__28_Rounded_29_" svg:stroke-width="0.081cm" svg:stroke-color="#3465a4" draw:marker-start-width="0.322cm" draw:marker-end-width="0.322cm" draw:stroke-linejoin="round" svg:stroke-linecap="round" draw:fill="none" draw:fill-color="#729fcf" loext:fill-use-slide-background="false" draw:opacity="100%" draw:textarea-horizontal-align="justify" draw:textarea-vertical-align="middle" draw:auto-grow-height="false" fo:min-height="8.611cm" fo:min-width="7.315cm" fo:padding-top="0.166cm" fo:padding-bottom="0.166cm" fo:padding-left="0.291cm" fo:padding-right="0.291cm" draw:shadow="hidden" loext:decorative="false"/>
    </style:style>
    <style:style style:name="gr4" style:family="graphic" style:parent-style-name="standard">
      <style:graphic-properties svg:stroke-width="0.081cm" svg:stroke-color="#b7e4c7" draw:marker-start-width="0.322cm" draw:marker-end-width="0.322cm" svg:stroke-linecap="round" draw:fill="none" loext:fill-use-slide-background="false" draw:textarea-horizontal-align="justify" draw:textarea-vertical-align="middle" draw:auto-grow-height="false" fo:min-height="9.622cm" fo:min-width="0.265cm" fo:padding-top="0.166cm" fo:padding-bottom="0.166cm" fo:padding-left="0.291cm" fo:padding-right="0.291cm" loext:decorative="false"/>
    </style:style>
    <style:style style:name="gr5" style:family="graphic" style:parent-style-name="standard">
      <style:graphic-properties svg:stroke-width="0.081cm" svg:stroke-color="#f2c94c" draw:marker-start-width="0.322cm" draw:marker-end-width="0.322cm" svg:stroke-linecap="round" draw:fill="none" loext:fill-use-slide-background="false" draw:textarea-horizontal-align="justify" draw:textarea-vertical-align="middle" draw:auto-grow-height="false" fo:min-height="0.421cm" fo:min-width="7.315cm" fo:padding-top="0.166cm" fo:padding-bottom="0.166cm" fo:padding-left="0.291cm" fo:padding-right="0.291cm" loext:decorative="false"/>
    </style:style>
    <style:style style:name="gr6" style:family="graphic" style:parent-style-name="standard">
      <style:graphic-properties svg:stroke-width="0.081cm" svg:stroke-color="#d1c4e9" draw:marker-start-width="0.321cm" draw:marker-end-width="0.321cm" svg:stroke-linecap="round" draw:fill="none" loext:fill-use-slide-background="false" draw:textarea-horizontal-align="justify" draw:textarea-vertical-align="middle" draw:auto-grow-height="false" fo:min-height="0.477cm" fo:min-width="2.67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9ebae" draw:marker-start-width="0.321cm" draw:marker-end-width="0.321cm" svg:stroke-linecap="round" draw:fill="none" loext:fill-use-slide-background="false" draw:textarea-horizontal-align="justify" draw:textarea-vertical-align="middle" draw:auto-grow-height="false" fo:min-height="0.417cm" fo:min-width="0.42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none"/>
      <style:paragraph-properties fo:margin-top="1.3cm" fo:margin-bottom="0cm"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07cm" svg:height="13.449cm" svg:x="-0.114cm" svg:y="-0.199cm">
            <draw:image xlink:href="Pictures/10000000000001A3000001FD5B4530CE.png" xlink:type="simple" xlink:show="embed" xlink:actuate="onLoad" draw:mime-type="image/png">
              <text:p/>
            </draw:image>
          </draw:frame>
          <draw:custom-shape draw:style-name="gr3" draw:text-style-name="P2" draw:layer="layout" svg:width="7.897cm" svg:height="8.943cm" draw:transform="skewX (-0.00139626340159546) rotate (-0.00139626340159473) translate (0.766cm 2.5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847cm" svg:height="9.954cm" svg:x="8.75cm" svg:y="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897cm" svg:height="0.753cm" draw:transform="skewX (-0.00174532925199433) rotate (-0.000872664625997355) translate (0.75cm 11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.25cm" svg:height="0.807cm" svg:x="0.75cm" svg:y="1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cm" svg:height="0.747cm" draw:transform="skewX (-0.016929693744345) rotate (-0.016929693744346) translate (9cm 1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34:09.979273966</dc:date>
    <meta:editing-duration>PT2H37M41S</meta:editing-duration>
    <meta:editing-cycles>6</meta:editing-cycles>
    <meta:generator>LibreOffice/24.2.6.2$Linux_X86_64 LibreOffice_project/420$Build-2</meta:generator>
    <meta:document-statistic meta:object-count="7"/>
  </office:meta>
</office:document-meta>
</file>